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2" style:family="graphic" style:parent-style-name="standard">
      <style:graphic-properties draw:fill="solid" draw:fill-color="#e6e6e6" draw:textarea-horizontal-align="left" draw:textarea-vertical-align="top" draw:auto-grow-height="false"/>
    </style:style>
    <style:style style:name="gr3" style:family="graphic" style:parent-style-name="standard">
      <style:graphic-properties draw:fill="solid" draw:fill-color="#ffff99" draw:textarea-horizontal-align="left" draw:textarea-vertical-align="top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fill-color="#ffff99" draw:textarea-horizontal-align="left" draw:textarea-vertical-align="top" draw:auto-grow-height="false"/>
    </style:style>
    <style:style style:name="gr6" style:family="graphic" style:parent-style-name="standard">
      <style:graphic-properties draw:fill="solid" draw:fill-color="#94bd5e" draw:textarea-horizontal-align="justify" draw:textarea-vertical-align="bottom" draw:auto-grow-height="false"/>
    </style:style>
    <style:style style:name="gr7" style:family="graphic" style:parent-style-name="standard">
      <style:graphic-properties draw:stroke="none" draw:fill="none" draw:fill-color="#ffff99" draw:textarea-horizontal-align="right" draw:textarea-vertical-align="top" draw:auto-grow-height="false"/>
    </style:style>
    <style:style style:name="P1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2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end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6pt" fo:font-style="normal" style:font-size-asian="16pt" style:font-style-asian="normal" style:font-size-complex="16pt" style:font-style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225cm" svg:height="10.795cm" svg:x="4.81cm" svg:y="4.302cm">
          <text:p text:style-name="P1"><text:span text:style-name="T1">CompressorTop.vhd</text:span></text:p>
          <text:p text:style-name="P1"><text:span text:style-name="T1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812cm" svg:height="9.398cm" svg:x="10.597cm" svg:y="5.191cm">
          <text:p text:style-name="P1"><text:span text:style-name="T1">LZRWCompressor.vhd</text:span></text:p>
          <text:p text:style-name="P1"><text:span text:style-name="T1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64cm" svg:height="3.429cm" svg:x="11.498cm" svg:y="6.104cm">
          <text:p text:style-name="P1"><text:span text:style-name="T1">hash.vhd</text:span></text:p>
          <text:p text:style-name="P1"><text:span text:style-name="T1"/></text:p>
          <text:p text:style-name="P2"><text:span text:style-name="T2">Hash</text:span></text:p>
          <text:p text:style-name="P2"><text:span text:style-name="T2">T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0.889cm" svg:x="13.403cm" svg:y="7.936cm">
          <text:p text:style-name="P3"><text:span text:style-name="T3">BRA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0.889cm" svg:x="13.602cm" svg:y="8.135cm">
          <text:p text:style-name="P3"><text:span text:style-name="T3">BRA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64cm" svg:height="3.429cm" svg:x="11.497cm" svg:y="10.303cm">
          <text:p text:style-name="P1"><text:span text:style-name="T1">history.vhd</text:span></text:p>
          <text:p text:style-name="P1"><text:span text:style-name="T4"/></text:p>
          <text:p text:style-name="P2"><text:span text:style-name="T2">History</text:span></text:p>
          <text:p text:style-name="P2"><text:span text:style-name="T2">Buff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0.889cm" svg:x="13.402cm" svg:y="12.135cm">
          <text:p text:style-name="P3"><text:span text:style-name="T3">BRA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0.889cm" svg:x="13.601cm" svg:y="12.334cm">
          <text:p text:style-name="P3"><text:span text:style-name="T3">BRAM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64cm" svg:height="3.429cm" svg:x="16.697cm" svg:y="6.103cm">
          <text:p text:style-name="P1"><text:span text:style-name="T1">Comparator.vhd</text:span></text:p>
          <text:p text:style-name="P1"><text:span text:style-name="T1"/></text:p>
          <text:p text:style-name="P2"><text:span text:style-name="T2">String</text:span></text:p>
          <text:p text:style-name="P2"><text:span text:style-name="T2">Compa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64cm" svg:height="3.429cm" svg:x="21.777cm" svg:y="6.104cm">
          <text:p text:style-name="P1"><text:span text:style-name="T5">outputEncoder.vhd</text:span></text:p>
          <text:p text:style-name="P1"><text:span text:style-name="T1"/></text:p>
          <text:p text:style-name="P2"><text:span text:style-name="T2">Compressed</text:span></text:p>
          <text:p text:style-name="P2"><text:span text:style-name="T2">Data </text:span></text:p>
          <text:p text:style-name="P2"><text:span text:style-name="T2">Encoding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64cm" svg:height="3.429cm" svg:x="21.796cm" svg:y="10.202cm">
          <text:p text:style-name="P1"><text:span text:style-name="T1">outputFifo.vhd</text:span></text:p>
          <text:p text:style-name="P1"><text:span text:style-name="T4"/></text:p>
          <text:p text:style-name="P2"><text:span text:style-name="T2">Serialization</text:span></text:p>
          <text:p text:style-name="P2"><text:span text:style-name="T2">&amp; FIF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0.889cm" svg:x="23.9cm" svg:y="12.533cm">
          <text:p text:style-name="P3"><text:span text:style-name="T3">BRAM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763cm" svg:height="2.255cm" svg:x="16.396cm" svg:y="10.802cm">
          <text:p text:style-name="P2"><text:span text:style-name="T2">Lookahead Buffer</text:span></text:p>
          <text:p text:style-name="P2"><text:span text:style-name="T2">Pipeline Control</text:span></text:p>
          <text:p text:style-name="P2"><text:span text:style-name="T2">Glue Logic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89cm" svg:height="3.43cm" svg:x="5.496cm" svg:y="5.19cm">
          <text:p text:style-name="P1"><text:span text:style-name="T1">inputFifo.vhd</text:span></text:p>
          <text:p text:style-name="P1"><text:span text:style-name="T1"/></text:p>
          <text:p text:style-name="P2"><text:span text:style-name="T2">Serialization &amp;</text:span></text:p>
          <text:p text:style-name="P2"><text:span text:style-name="T2">FIFO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0.889cm" svg:x="7.501cm" svg:y="7.534cm">
          <text:p text:style-name="P3"><text:span text:style-name="T3">BRAM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763cm" svg:height="2.255cm" svg:x="5.596cm" svg:y="10.802cm">
          <text:p text:style-name="P2"><text:span text:style-name="T2">Wishbone Int.</text:span></text:p>
          <text:p text:style-name="P2"><text:span text:style-name="T2">DMA Controller</text:span></text:p>
          <text:p text:style-name="P2"><text:span text:style-name="T2">IRQ Logic</text:span></text:p>
          <text:p text:style-name="P2"><text:span text:style-name="T2">Glue Logic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794cm" svg:height="1.27cm" svg:x="2.016cm" svg:y="11.795cm">
          <text:p text:style-name="P3"><text:span text:style-name="T3">32 Bit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3.087cm" svg:height="1.487cm" svg:x="1.596cm" svg:y="13.102cm">
          <text:p text:style-name="P2"><text:span text:style-name="T6">Wishbone</text:span></text:p>
          <text:p text:style-name="P5"><text:span text:style-name="T6">Mast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794cm" svg:height="1.27cm" svg:x="2.015cm" svg:y="6.694cm">
          <text:p text:style-name="P3"><text:span text:style-name="T3">32 Bit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3.087cm" svg:height="1.487cm" svg:x="1.595cm" svg:y="8.001cm">
          <text:p text:style-name="P2"><text:span text:style-name="T6">Wishbone</text:span></text:p>
          <text:p text:style-name="P5"><text:span text:style-name="T6">Slav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as </meta:initial-creator>
    <meta:creation-date>2013-03-29T14:38:41</meta:creation-date>
    <meta:generator>LibreOffice/3.5$Linux_X86_64 LibreOffice_project/350m1$Build-2</meta:generator>
    <dc:date>2013-03-29T15:01:47</dc:date>
    <dc:creator>lukas </dc:creator>
    <meta:editing-duration>PT17M9S</meta:editing-duration>
    <meta:editing-cycles>3</meta:editing-cycles>
    <meta:document-statistic meta:object-count="20"/>
  </office:meta>
</office:document-meta>
</file>